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8cc1" officeooo:paragraph-rsid="001c8cc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c8cc1" officeooo:paragraph-rsid="001c8cc1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c8cc1" officeooo:paragraph-rsid="001c8cc1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1c8cc1" officeooo:paragraph-rsid="001c8cc1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c8cc1" officeooo:paragraph-rsid="001c8cc1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erschrift</text:p>
      <text:p text:style-name="P2"/>
      <text:list text:style-name="L1">
        <text:list-item>
          <text:p text:style-name="P3">Aufzählung</text:p>
        </text:list-item>
        <text:list-item>
          <text:p text:style-name="P4">Fett</text:p>
        </text:list-item>
        <text:list-item>
          <text:p text:style-name="P5">Kursiv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1T08:24:34.191481800</meta:creation-date>
    <dc:date>2025-08-11T08:26:40.131043600</dc:date>
    <meta:editing-duration>PT2M6S</meta:editing-duration>
    <meta:editing-cycles>1</meta:editing-cycles>
    <meta:document-statistic meta:table-count="0" meta:image-count="0" meta:object-count="0" meta:page-count="1" meta:paragraph-count="4" meta:word-count="7" meta:character-count="34" meta:non-whitespace-character-count="34"/>
    <meta:generator>LibreOffice/25.2.4.3$Windows_X86_64 LibreOffice_project/33e196637044ead23f5c3226cde09b47731f7e27</meta:generator>
  </office:meta>
</office:document-meta>
</file>